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8.464cm" fo:min-width="11.811cm" fo:padding-top="0.23cm" fo:padding-bottom="0.23cm" fo:padding-left="0.355cm" fo:padding-right="0.355cm"/>
    </style:style>
    <style:style style:name="gr2" style:family="graphic" style:parent-style-name="standard">
      <style:graphic-properties svg:stroke-color="#2f4f4f" draw:fill-color="#000000" draw:opacity="76%" draw:opacity-name="" draw:textarea-horizontal-align="justify" draw:textarea-vertical-align="middle" draw:auto-grow-height="false" fo:min-height="8.132cm" fo:min-width="3.2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cm" draw:marker-start="" draw:marker-start-width="0.2cm" draw:marker-end-width="0.2cm" draw:fill-color="#ffffff" draw:textarea-horizontal-align="justify" draw:textarea-vertical-align="middle" draw:auto-grow-height="false" fo:min-height="0.647cm" fo:min-width="0.619cm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draw:marker-start="" draw:marker-start-width="0.2cm" draw:marker-end-width="0.2cm" draw:fill-color="#000000" draw:textarea-horizontal-align="justify" draw:textarea-vertical-align="middle" draw:auto-grow-height="false" fo:min-height="0.647cm" fo:min-width="0.397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draw:marker-start="" draw:marker-start-width="0.2cm" draw:marker-end-width="0.2cm" draw:fill-color="#ffffff" draw:textarea-horizontal-align="justify" draw:textarea-vertical-align="middle" draw:auto-grow-height="false" fo:min-height="0.569cm" fo:min-width="0cm" fo:padding-top="0.125cm" fo:padding-bottom="0.125cm" fo:padding-left="0.25cm" fo:padding-right="0.25cm"/>
    </style:style>
    <style:style style:name="gr7" style:family="graphic" style:parent-style-name="objectwithoutfill">
      <style:graphic-properties draw:marker-start="Square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76%"/>
      <style:paragraph-properties fo:text-align="center"/>
    </style:style>
    <style:style style:name="P3" style:family="paragraph">
      <style:text-properties fo:color="#ffffff" fo:font-size="8pt" style:font-size-asian="8pt" style:font-size-complex="8pt"/>
    </style:style>
    <style:style style:name="P4" style:family="paragraph">
      <loext:graphic-properties draw:fill="none" draw:fill-color="#ffffff"/>
      <style:text-properties fo:color="#ffffff" style:font-name="Liberation Mono"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text-properties style:use-window-font-color="true" style:font-name="Liberation Mono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Liberation Mono" fo:font-size="8pt" style:font-size-asian="8pt" style:font-size-complex="8pt"/>
    </style:style>
    <style:style style:name="T2" style:family="text">
      <style:text-properties style:use-window-font-color="true" style:font-name="Liberation Mono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91cm" svg:height="8.794cm" svg:x="1.944cm" svg:y="3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43cm" svg:height="8.382cm" svg:x="10.393cm" svg:y="4.03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19cm" svg:height="1.861cm" svg:x="10.205cm" svg:y="4.059cm">
          <draw:text-box>
            <text:p text:style-name="P3"><text:span text:style-name="T1">Running test ... OK</text:span></text:p>
            <text:p text:style-name="P3"><text:span text:style-name="T1">Running test ... OK</text:span></text:p>
            <text:p text:style-name="P3"><text:span text:style-name="T1">Running test ... OK</text:span></text:p>
            <text:p text:style-name="P3"><text:span text:style-name="T1"/></text:p>
            <text:p text:style-name="P3"><text:span text:style-name="T1">All tests passed!</text:span></text:p>
          </draw:text-box>
        </draw:frame>
        <draw:custom-shape draw:style-name="gr4" draw:text-style-name="P5" draw:layer="layout" svg:width="1.995cm" svg:height="1.599cm" svg:x="4.579cm" svg:y="2.83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6" draw:layer="layout" svg:width="1.599cm" svg:height="1.599cm" svg:x="4.777cm" svg:y="2.83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1.196cm" svg:height="1.999cm" svg:x="4.978cm" svg:y="2.635cm">
          <text:p/>
          <draw:enhanced-geometry svg:viewBox="0 0 21600 21600" draw:glue-points="?f6 10800 10800 21600 ?f5 10800 10800 0" draw:text-areas="?f3 ?f3 ?f4 ?f4" draw:type="trapezoid" draw:modifiers="8333.858267716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8" draw:layer="layout" svg:width="2.026cm" svg:height="0.971cm" svg:x="4.563cm" svg:y="1.381cm">
          <draw:text-box>
            <text:p text:style-name="P7"><text:span text:style-name="T2">args</text:span></text:p>
          </draw:text-box>
        </draw:frame>
        <draw:line draw:style-name="gr7" draw:text-style-name="P1" draw:layer="layout" svg:x1="5.576cm" svg:y1="2.308cm" svg:x2="5.576cm" svg:y2="5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22:16:59.908306190</meta:creation-date>
    <dc:date>2018-10-01T23:15:42.888662415</dc:date>
    <meta:editing-duration>PT58M26S</meta:editing-duration>
    <meta:editing-cycles>34</meta:editing-cycles>
    <meta:generator>LibreOffice/6.1.2.1$MacOSX_X86_64 LibreOffice_project/65905a128db06ba48db947242809d14d3f9a93fe</meta:generator>
    <meta:document-statistic meta:object-count="8"/>
  </office:meta>
</office:document-meta>
</file>